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7A000003A7FC360B861921FB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fill-color="#ffff00"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67cm" fo:min-width="0.35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184cm" fo:min-width="0.05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95cm" fo:min-width="0.7cm"/>
    </style:style>
    <style:style style:name="gr6" style:family="graphic" style:parent-style-name="standard">
      <style:graphic-properties draw:stroke="none" svg:stroke-color="#000000" draw:fill="none" draw:fill-color="#ffffff" fo:min-height="0.704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fo:min-height="2.11cm"/>
    </style:style>
    <style:style style:name="gr9" style:family="graphic" style:parent-style-name="standard">
      <style:graphic-properties draw:stroke="none" svg:stroke-color="#000000" draw:fill="none" draw:fill-color="#ffffff" fo:min-height="0.35cm"/>
    </style:style>
    <style:style style:name="gr10" style:family="graphic" style:parent-style-name="standard">
      <style:graphic-properties draw:stroke="none" svg:stroke-color="#000000" draw:fill="none" draw:fill-color="#ffffff" fo:min-height="0.65cm"/>
    </style:style>
    <style:style style:name="gr11" style:family="graphic" style:parent-style-name="standard">
      <style:graphic-properties svg:stroke-color="#000000" draw:marker-start="Arrow" draw:marker-start-width="0.3cm" draw:marker-end="Arrow" draw:marker-end-width="0.3cm" draw:fill-color="#ffff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00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9.701cm" svg:height="14.508cm" svg:x="0cm" svg:y="2.192cm">
          <draw:image xlink:href="Pictures/100000000000077A000003A7FC360B861921FBC5.png" xlink:type="simple" xlink:show="embed" xlink:actuate="onLoad">
            <text:p/>
          </draw:image>
        </draw:frame>
        <draw:line draw:style-name="gr2" draw:text-style-name="P2" draw:layer="layout" svg:x1="23cm" svg:y1="9.8cm" svg:x2="24.4cm" svg:y2="10.8cm">
          <text:p/>
        </draw:line>
        <draw:custom-shape draw:style-name="gr3" draw:text-style-name="P3" draw:layer="layout" svg:width="1.2cm" svg:height="1.3cm" svg:x="8.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1cm" svg:height="1.3cm" svg:x="8.8cm" svg:y="9.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2cm" svg:height="1.2cm" svg:x="8.8cm" svg:y="5.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8cm" svg:height="0.954cm" svg:x="10.3cm" svg:y="7.146cm">
          <draw:text-box>
            <text:p>f_guard</text:p>
          </draw:text-box>
        </draw:frame>
        <draw:frame draw:style-name="gr7" draw:text-style-name="P4" draw:layer="layout" svg:width="3.1cm" svg:height="1cm" svg:x="10.4cm" svg:y="5.7cm">
          <draw:text-box>
            <text:p>p_phone</text:p>
          </draw:text-box>
        </draw:frame>
        <draw:frame draw:style-name="gr8" draw:text-style-name="P4" draw:layer="layout" svg:width="5.1cm" svg:height="2.36cm" svg:x="10.3cm" svg:y="8cm">
          <draw:text-box>
            <text:p>p_power (Vorausetzung)</text:p>
          </draw:text-box>
        </draw:frame>
        <draw:frame draw:style-name="gr9" draw:text-style-name="P4" draw:layer="layout" svg:width="3.6cm" svg:height="0.954cm" svg:x="12.2cm" svg:y="3.4cm">
          <draw:text-box>
            <text:p>I2_cliff</text:p>
          </draw:text-box>
        </draw:frame>
        <draw:frame draw:style-name="gr10" draw:text-style-name="P4" draw:layer="layout" svg:width="3.4cm" svg:height="0.954cm" svg:x="19.3cm" svg:y="4.6cm">
          <draw:text-box>
            <text:p>I2_beach</text:p>
          </draw:text-box>
        </draw:frame>
        <draw:line draw:style-name="gr11" draw:text-style-name="P5" draw:layer="layout" svg:x1="17.3cm" svg:y1="8.8cm" svg:x2="20.9cm" svg:y2="8.7cm">
          <text:p/>
        </draw:line>
        <draw:frame draw:style-name="gr8" draw:text-style-name="P4" draw:layer="layout" svg:width="6.1cm" svg:height="2.36cm" svg:x="19.4cm" svg:y="10.5cm">
          <draw:text-box>
            <text:p>i_wood (Vorausetzung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-0.001cm" fo:margin-bottom="-0.001cm" fo:margin-left="-0.001cm" fo:margin-right="-0.00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3T12:29:06.132000000</meta:creation-date>
    <dc:date>2019-06-03T12:56:42.817000000</dc:date>
    <meta:editing-duration>PT4M48S</meta:editing-duration>
    <meta:editing-cycles>1</meta:editing-cycles>
    <meta:generator>LibreOffice/5.3.6.1$Windows_x86 LibreOffice_project/686f202eff87ef707079aeb7f485847613344eb7</meta:generator>
    <meta:document-statistic meta:object-count="12"/>
  </office:meta>
</office:document-meta>
</file>